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ab6a" officeooo:paragraph-rsid="000eab6a"/>
    </style:style>
    <style:style style:name="P2" style:family="paragraph" style:parent-style-name="Standard">
      <style:paragraph-properties fo:line-height="200%"/>
      <style:text-properties officeooo:rsid="000eab6a" officeooo:paragraph-rsid="000eab6a"/>
    </style:style>
    <style:style style:name="P3" style:family="paragraph" style:parent-style-name="Standard">
      <style:paragraph-properties fo:line-height="200%"/>
      <style:text-properties officeooo:rsid="000eab6a" officeooo:paragraph-rsid="0010a17d"/>
    </style:style>
    <style:style style:name="P4" style:family="paragraph" style:parent-style-name="Standard">
      <style:paragraph-properties fo:line-height="200%" fo:text-align="center" style:justify-single-word="false"/>
      <style:text-properties officeooo:paragraph-rsid="000eab6a"/>
    </style:style>
    <style:style style:name="T1" style:family="text">
      <style:text-properties style:text-position="super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fo:font-weight="bold" officeooo:rsid="000eab6a" style:font-weight-asian="bold" style:font-weight-complex="bold"/>
    </style:style>
    <style:style style:name="T5" style:family="text">
      <style:text-properties officeooo:rsid="000ec2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text:tab/><text:tab/><text:tab/><text:tab/><text:tab/><text:tab/><text:tab/>Ipinmoroti <text:page-number text:select-page="current">1</text:page-number></text:p>
      <text:p text:style-name="P2">Victor Ipinmoroti</text:p>
      <text:p text:style-name="P2">SID: 2681928</text:p>
      <text:p text:style-name="P2">professor </text:p>
      <text:p text:style-name="P2">May 1<text:span text:style-name="T1">st</text:span> 2019</text:p>
      <text:p text:style-name="P2"><text:tab/></text:p>
      <text:p text:style-name="P4"><text:span text:style-name="T4">summary of the article: “</text:span><text:span text:style-name="T3">The development of a measure of root awareness to account for reading performance in the Arabic language: A development and validation study”</text:span></text:p>
      <text:p text:style-name="P3"><text:tab/>the article talks about a study that attempts to predict the reading outcomes in the Arabic language speaking population. <text:span text:style-name="T5">The purpose of this article is to create a one dimensional aspect from the morphological awareness attribute called root awernes, <text:s/>and to also validate the measure of <text:s/>root awareness (RA) dreiveied as a one dimensional aspect from the morphological awareness attribute. The morphological awareness (MA) is a predictor used to determine the reading out come in different languge. Essential MA <text:s text:c="2"/>could be good indicator by which one can determine if a person would ever gain proficieny in reding for certain languges. According to the article certainl languges like indo -european , have the tendecy to easily read as a result of the contrbution to (MA). By making a one dimetional aspect of the MA predictor (RA) <text:s/>the study in the article also aims to vvalidate the criblity of the (RA) predictor by predicting the reading outcomes in a arabic speaking porpulation. This porpulation consist of 194 third grade arabic speaking children. This children are given RA items and model that consred one factor was made to measure the relation between <text:s/>RA measurements and reading outcoome measurement. After the factor analysis is performed to dertemenen <text:s/>model fit (basicaly getting a best regression of the graph (model)). From this model an equation is developed to mesure relationship between RA and reading <text:s/>oucomes like word readin, reading fluency and reading comprehention. Acording to the article model shows a good fit is also sugesst it is imprtant that stablish </text:span><text:soft-page-break/><text:span text:style-name="T5">RA mesure as preliminary step in mesureing the MA mesure in arbic as it could be used as a toll for reading development.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7:11:43.452321630</meta:creation-date>
    <dc:date>2019-05-01T17:56:24.111891857</dc:date>
    <meta:editing-duration>PT1M20S</meta:editing-duration>
    <meta:editing-cycles>1</meta:editing-cycles>
    <meta:document-statistic meta:table-count="0" meta:image-count="0" meta:object-count="0" meta:page-count="2" meta:paragraph-count="8" meta:word-count="313" meta:character-count="1951" meta:non-whitespace-character-count="1622"/>
    <meta:generator>LibreOffice/6.2.2.2$Linux_X86_64 LibreOffice_project/20$Build-2</meta:generator>
  </office:meta>
</office:document-meta>
</file>